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start="Arrowheads_20_1" draw:marker-end="Arrowheads_20_2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.786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cm" svg:y1="19.2cm" svg:x2="27cm" svg:y2="19.2cm">
          <text:p/>
        </draw:line>
        <draw:line draw:style-name="gr1" draw:text-style-name="P1" draw:layer="layout" svg:x1="2cm" svg:y1="19.2cm" svg:x2="2cm" svg:y2="0.8cm">
          <text:p/>
        </draw:line>
        <draw:frame draw:style-name="gr2" draw:layer="layout" svg:width="0.925cm" svg:height="0.962cm" svg:x="0.6cm" svg:y="0.838cm">
          <draw:text-box>
            <text:p>P</text:p>
          </draw:text-box>
        </draw:frame>
        <draw:frame draw:style-name="gr2" draw:layer="layout" svg:width="0.925cm" svg:height="0.962cm" svg:x="25.275cm" svg:y="19.638cm">
          <draw:text-box>
            <text:p>V</text:p>
          </draw:text-box>
        </draw:frame>
        <draw:line draw:style-name="gr3" draw:text-style-name="P1" draw:layer="layout" svg:x1="10.838cm" svg:y1="15.572cm" svg:x2="6.425cm" svg:y2="4.447cm">
          <text:p/>
        </draw:line>
        <draw:line draw:style-name="gr4" draw:text-style-name="P1" draw:layer="layout" svg:x1="10.837cm" svg:y1="15.571cm" svg:x2="8.494cm" svg:y2="9.526cm">
          <text:p/>
        </draw:line>
        <draw:line draw:style-name="gr3" draw:text-style-name="P1" draw:layer="layout" svg:x1="6.425cm" svg:y1="4.447cm" svg:x2="18.838cm" svg:y2="8.558cm">
          <text:p/>
        </draw:line>
        <draw:line draw:style-name="gr4" draw:text-style-name="P1" draw:layer="layout" svg:x1="6.423cm" svg:y1="4.446cm" svg:x2="12.769cm" svg:y2="6.503cm">
          <text:p/>
        </draw:line>
        <draw:line draw:style-name="gr3" draw:text-style-name="P1" draw:layer="layout" svg:x1="18.838cm" svg:y1="8.559cm" svg:x2="22.424cm" svg:y2="17.508cm">
          <text:p/>
        </draw:line>
        <draw:line draw:style-name="gr4" draw:text-style-name="P1" draw:layer="layout" svg:x1="18.836cm" svg:y1="8.557cm" svg:x2="20.906cm" svg:y2="13.637cm">
          <text:p/>
        </draw:line>
        <draw:line draw:style-name="gr3" draw:text-style-name="P1" draw:layer="layout" svg:x1="22.424cm" svg:y1="17.507cm" svg:x2="10.837cm" svg:y2="15.571cm">
          <text:p/>
        </draw:line>
        <draw:line draw:style-name="gr4" draw:text-style-name="P1" draw:layer="layout" svg:x1="22.424cm" svg:y1="17.507cm" svg:x2="16cm" svg:y2="16.4cm">
          <text:p/>
        </draw:line>
        <draw:frame draw:style-name="gr5" draw:layer="layout" svg:width="1.177cm" svg:height="1.163cm" svg:x="5.8cm" svg:y="2.8cm">
          <draw:text-box>
            <text:p>1</text:p>
          </draw:text-box>
        </draw:frame>
        <draw:frame draw:style-name="gr5" draw:layer="layout" svg:width="1.177cm" svg:height="1.163cm" svg:x="19.592cm" svg:y="7.833cm">
          <draw:text-box>
            <text:p>2</text:p>
          </draw:text-box>
        </draw:frame>
        <draw:frame draw:style-name="gr5" draw:layer="layout" svg:width="1.177cm" svg:height="1.163cm" svg:x="8.834cm" svg:y="15.86cm">
          <draw:text-box>
            <text:p>4</text:p>
          </draw:text-box>
        </draw:frame>
        <draw:frame draw:style-name="gr5" draw:layer="layout" svg:width="1.177cm" svg:height="1.163cm" svg:x="22.423cm" svg:y="18.037cm">
          <draw:text-box>
            <text:p>3</text:p>
          </draw:text-box>
        </draw:frame>
        <draw:frame draw:style-name="gr2" draw:layer="layout" svg:width="3.461cm" svg:height="0.962cm" svg:x="14.4cm" svg:y="17.2cm">
          <draw:text-box>
            <text:p>Isothermal</text:p>
          </draw:text-box>
        </draw:frame>
        <draw:frame draw:style-name="gr2" draw:layer="layout" svg:width="3.461cm" svg:height="0.962cm" svg:x="11.6cm" svg:y="4.8cm">
          <draw:text-box>
            <text:p>Isothermal</text:p>
          </draw:text-box>
        </draw:frame>
        <draw:frame draw:style-name="gr2" draw:layer="layout" svg:width="2.127cm" svg:height="1.171cm" svg:x="5.873cm" svg:y="9.8cm">
          <draw:text-box>
            <text:p>Q<text:span text:style-name="T1">41</text:span>=0</text:p>
          </draw:text-box>
        </draw:frame>
        <draw:frame draw:style-name="gr2" draw:layer="layout" svg:width="2.127cm" svg:height="1.171cm" svg:x="21.6cm" svg:y="12.429cm">
          <draw:text-box>
            <text:p>Q<text:span text:style-name="T1">23</text:span>=0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2-12-29T13:40:30</meta:creation-date>
    <dc:date>2012-12-29T13:53:20</dc:date>
    <dc:creator>Jeff Gomes</dc:creator>
    <meta:editing-duration>P0D</meta:editing-duration>
    <meta:editing-cycles>1</meta:editing-cycles>
    <meta:generator>LibreOffice/3.5$Linux_X86_64 LibreOffice_project/350m1$Build-2</meta:generator>
    <meta:document-statistic meta:object-count="43"/>
  </office:meta>
</office:document-meta>
</file>